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DeserializerTest.test_Strin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DeserializerTest.equals( StringBuilder sb1 , StringBuilder sb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DeserializerTest.test_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DeserializerTest.equals( StringBuffer sb1 , StringBuffer sb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